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 style:list-style-name="L1">
      <style:text-properties style:text-underline-style="solid" style:text-underline-width="auto" style:text-underline-color="font-color"/>
    </style:style>
    <style:style style:name="P6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7" style:family="paragraph" style:parent-style-name="Standard" style:list-style-name="L8"/>
    <style:style style:name="P8" style:family="paragraph" style:parent-style-name="Standard" style:list-style-name="L9">
      <style:text-properties style:text-underline-style="none" fo:font-weight="bold" style:font-weight-asian="bold" style:font-weight-complex="bold"/>
    </style:style>
    <style:style style:name="P9" style:family="paragraph" style:parent-style-name="Standard">
      <style:text-properties style:text-underline-style="none" fo:font-weight="normal" style:font-weight-asian="normal" style:font-weight-complex="normal"/>
    </style:style>
    <style:style style:name="P10" style:family="paragraph" style:parent-style-name="Standard" style:list-style-name="L9">
      <style:text-properties style:text-underline-style="none" fo:font-weight="normal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text-underline-style="none"/>
    </style:style>
    <style:style style:name="P12" style:family="paragraph" style:parent-style-name="Standard" style:list-style-name="L2">
      <style:paragraph-properties fo:margin-left="0.9846in" fo:margin-right="0in" fo:text-indent="-0.25in" style:auto-text-indent="false"/>
    </style:style>
    <style:style style:name="P13" style:family="paragraph" style:parent-style-name="Standard" style:list-style-name="L5">
      <style:paragraph-properties fo:margin-left="0.9846in" fo:margin-right="0in" fo:text-indent="-0.25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/***************************************************</text:p>
      <text:p text:style-name="P11">SIDDHANT TULI<text:tab/><text:tab/><text:tab/>2012A7PS077P</text:p>
      <text:p text:style-name="P11">SHUCHITA BANTHIA<text:tab/><text:tab/>2012A7PS011P</text:p>
      <text:p text:style-name="P11">GROUP 14_1</text:p>
      <text:p text:style-name="P11">***************************************************/</text:p>
      <text:p text:style-name="P3"/>
      <text:p text:style-name="P3"/>
      <text:p text:style-name="P4">REGISTER ALLOCATION:</text:p>
      <text:list xml:id="list1171739551" text:style-name="L1">
        <text:list-header>
          <text:p text:style-name="P5"></text:p>
        </text:list-header>
        <text:list-item>
          <text:p text:style-name="P1"><text:span text:style-name="T1">COST :</text:span></text:p>
        </text:list-item>
      </text:list>
      <text:list xml:id="list968822358" text:style-name="L2">
        <text:list-item>
          <text:p text:style-name="P12">Calculated by weighted sum of use of variables in next K LINES. More the cost more it is used recently after this line.</text:p>
        </text:list-item>
        <text:list-item>
          <text:p text:style-name="P12">If Allocate Register is called for a var with score 0 =&gt; reg not allocated, else min cost register is allocated.</text:p>
        </text:list-item>
      </text:list>
      <text:list xml:id="list881813661" text:continue-list="list1171739551" text:style-name="L1">
        <text:list-header>
          <text:p text:style-name="P1"></text:p>
        </text:list-header>
        <text:list-item>
          <text:p text:style-name="P1"><text:span text:style-name="T2">For assignments of kind</text:span><text:span text:style-name="T3"> </text:span><text:span text:style-name="T4">a=b</text:span><text:span text:style-name="T1">, SAME REGISTER</text:span> is allocated. </text:p>
          <text:p text:style-name="P1"/>
        </text:list-item>
        <text:list-item>
          <text:p text:style-name="P2">DIRTY BIT :</text:p>
        </text:list-item>
      </text:list>
      <text:list xml:id="list250614362" text:style-name="L8">
        <text:list-item>
          <text:p text:style-name="P7"><text:span text:style-name="T1">When deallocating a register, value is flushed only if dirty bit is one. </text:span></text:p>
        </text:list-item>
      </text:list>
      <text:list xml:id="list1457387875" text:continue-list="list881813661" text:style-name="L1">
        <text:list-header>
          <text:p text:style-name="P1"><text:span text:style-name="T8"/></text:p>
        </text:list-header>
        <text:list-item>
          <text:p text:style-name="P1"><text:span text:style-name="T6">Expression Evaluation:</text:span><text:span text:style-name="T7"> Branch with lesser height is calculated first.</text:span></text:p>
        </text:list-item>
      </text:list>
      <text:p text:style-name="Standard"><text:s/></text:p>
      <text:p text:style-name="Standard"><text:span text:style-name="T5"/></text:p>
      <text:p text:style-name="Standard"><text:span text:style-name="T5"/></text:p>
      <text:p text:style-name="P4">OPTIMISATIONS:</text:p>
      <text:list xml:id="list1106612277" text:style-name="L5">
        <text:list-item>
          <text:p text:style-name="P13"><text:span text:style-name="T5">a = b <text:tab/><text:tab/>=&gt; Same register used</text:span></text:p>
        </text:list-item>
        <text:list-item>
          <text:p text:style-name="P13"><text:span text:style-name="T5">a = a+0<text:tab/>=&gt; Ignored</text:span></text:p>
        </text:list-item>
        <text:list-item>
          <text:p text:style-name="P13"><text:span text:style-name="T5">a = a+1<text:tab/>=&gt; INC instruction used</text:span></text:p>
        </text:list-item>
        <text:list-item>
          <text:p text:style-name="P13"><text:span text:style-name="T5">a = a<text:tab/><text:tab/>=&gt; Ignored</text:span></text:p>
        </text:list-item>
        <text:list-item>
          <text:p text:style-name="P13"><text:span text:style-name="T5">a = ++a<text:tab/>=&gt; Increment done. Assignment ignored.</text:span></text:p>
          <text:p text:style-name="P13"><text:span text:style-name="T5"/></text:p>
        </text:list-item>
      </text:list>
      <text:p text:style-name="P4">FEATURES:</text:p>
      <text:p text:style-name="P6"/>
      <text:list xml:id="list132148084" text:style-name="L9">
        <text:list-item>
          <text:p text:style-name="P10"><text:span text:style-name="T1">Parallel Assignment</text:span> done using stacks.</text:p>
        </text:list-item>
        <text:list-item>
          <text:p text:style-name="P8">Graphic mode used to simulate bot movement (FW).</text:p>
        </text:list-item>
        <text:list-item>
          <text:p text:style-name="P10">Add operation implemented for Point data type (ADDV).</text:p>
        </text:list-item>
        <text:list-item>
          <text:p text:style-name="P10"><text:span text:style-name="T1">USER input</text:span> for integer variables.</text:p>
        </text:list-item>
        <text:list-item>
          <text:p text:style-name="P10"><text:span text:style-name="T1">Arrays, Splicing </text:span>implemented.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ddhant </meta:initial-creator>
    <meta:creation-date>2015-04-24T23:26:05</meta:creation-date>
    <dc:date>2015-04-24T23:43:53</dc:date>
    <dc:creator>Siddhant </dc:creator>
    <meta:editing-duration>PT15M49S</meta:editing-duration>
    <meta:editing-cycles>31</meta:editing-cycles>
    <meta:generator>LibreOffice/3.5$Linux_x86 LibreOffice_project/350m1$Build-2</meta:generator>
    <meta:document-statistic meta:table-count="0" meta:image-count="0" meta:object-count="0" meta:page-count="1" meta:paragraph-count="28" meta:word-count="173" meta:character-count="1033" meta:non-whitespace-character-count="890"/>
  </office:meta>
</office:document-meta>
</file>